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 svg:font-family="'DejaVu 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6" style:family="paragraph" style:parent-style-name="Title">
      <style:paragraph-properties fo:text-align="center" style:justify-single-word="false"/>
    </style:style>
    <style:style style:name="P17" style:family="paragraph" style:parent-style-name="code">
      <style:paragraph-properties fo:orphans="2"/>
    </style:style>
    <style:style style:name="P18" style:family="paragraph" style:parent-style-name="code">
      <style:text-properties fo:font-size="9pt" style:font-size-asian="9pt" style:font-size-complex="9pt"/>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Standard">
      <style:paragraph-properties fo:margin-left="12.51mm" fo:margin-right="0mm" fo:text-indent="0mm" style:auto-text-indent="false"/>
    </style:style>
    <style:style style:name="P23" style:family="paragraph" style:parent-style-name="Text_20_body">
      <style:paragraph-properties fo:text-align="start" style:justify-single-word="false"/>
    </style:style>
    <style:style style:name="P24"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5" style:family="paragraph" style:parent-style-name="Contents_20_1">
      <style:paragraph-properties>
        <style:tab-stops>
          <style:tab-stop style:position="170mm" style:type="right" style:leader-style="dotted" style:leader-text="."/>
        </style:tab-stops>
      </style:paragraph-properties>
    </style:style>
    <style:style style:name="P26" style:family="paragraph" style:parent-style-name="Contents_20_2">
      <style:paragraph-properties>
        <style:tab-stops>
          <style:tab-stop style:position="165.01mm" style:type="right" style:leader-style="dotted" style:leader-text="."/>
        </style:tab-stops>
      </style:paragraph-properties>
    </style:style>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7">
      <style:text-properties fo:font-style="italic" style:font-style-asian="italic" style:font-style-complex="italic"/>
    </style:style>
    <style:style style:name="P33" style:family="paragraph" style:parent-style-name="Standard" style:list-style-name="L8">
      <style:text-properties fo:font-style="italic" style:font-style-asian="italic" style:font-style-complex="italic"/>
    </style:style>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9"/>
    <style:style style:name="P38" style:family="paragraph" style:parent-style-name="Standard" style:list-style-name="L20"/>
    <style:style style:name="P39" style:family="paragraph" style:parent-style-name="Standard" style:list-style-name="L21"/>
    <style:style style:name="P40" style:family="paragraph" style:parent-style-name="Standard" style:list-style-name="L22"/>
    <style:style style:name="P41" style:family="paragraph" style:parent-style-name="Standard" style:list-style-name="L22">
      <style:paragraph-properties fo:margin-left="0.26mm" fo:margin-right="0mm" fo:text-align="start" style:justify-single-word="false" fo:text-indent="-0.26mm" style:auto-text-indent="false">
        <style:tab-stops/>
      </style:paragraph-properties>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4">
      <style:paragraph-properties fo:margin-top="0mm" fo:margin-bottom="0mm"/>
    </style:style>
    <style:style style:name="P55" style:family="paragraph" style:parent-style-name="Heading_20_1">
      <style:paragraph-properties fo:break-before="page"/>
    </style:style>
    <style:style style:name="P56" style:family="paragraph" style:parent-style-name="Heading_20_3">
      <style:paragraph-properties fo:margin-top="4.23mm" fo:margin-bottom="2.12mm" fo:keep-with-next="always"/>
    </style:style>
    <style:style style:name="P5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1" style:font-name-asian="DejaVu Sans1" style:font-name-complex="DejaVu Sans1"/>
    </style:style>
    <style:style style:name="T9" style:family="text">
      <style:text-properties fo:font-size="10.5pt"/>
    </style:style>
    <style:style style:name="T10" style:family="text">
      <style:text-properties fo:color="#7f0055" fo:font-weight="bold" style:font-weight-asian="bold" style:font-weight-complex="bold"/>
    </style:style>
    <style:style style:name="T11" style:family="text">
      <style:text-properties fo:color="#1a1a1a"/>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2a00ff"/>
    </style:style>
    <style:style style:name="T15" style:family="text">
      <style:text-properties fo:color="#0000ff"/>
    </style:style>
    <style:style style:name="T16" style:family="text">
      <style:text-properties fo:color="#0000ff" style:font-name="Monospace" fo:font-size="10pt" style:font-name-asian="Monospace" style:font-size-asian="10pt" style:font-name-complex="Monospace" style:font-size-complex="10pt"/>
    </style:style>
    <style:style style:name="T17" style:family="text">
      <style:text-properties fo:color="#008200"/>
    </style:style>
    <style:style style:name="T18" style:family="text">
      <style:text-properties fo:color="#008200" style:font-name="Monospace" fo:font-size="10pt" style:font-name-asian="Monospace" style:font-size-asian="10pt" style:font-name-complex="Monospace" style:font-size-complex="10pt"/>
    </style:style>
    <style:style style:name="T1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3">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5"><text:a xlink:type="simple" xlink:href="#__RefHeading__3186_1659357091" text:style-name="Internet_20_link" text:visited-style-name="Internet_20_link">1.Introduction</text:a><text:tab/>3</text:p>
          <text:p text:style-name="P25"><text:a xlink:type="simple" xlink:href="#__RefHeading__3188_1659357091" text:style-name="Internet_20_link" text:visited-style-name="Internet_20_link">2.Installation</text:a><text:tab/>3</text:p>
          <text:p text:style-name="P26"><text:a xlink:type="simple" xlink:href="#__RefHeading__3190_1659357091" text:style-name="Internet_20_link" text:visited-style-name="Internet_20_link">2.1.Linux </text:a><text:tab/>3</text:p>
          <text:p text:style-name="P26"><text:a xlink:type="simple" xlink:href="#__RefHeading__3192_1659357091" text:style-name="Internet_20_link" text:visited-style-name="Internet_20_link">2.2.windows</text:a><text:tab/>4</text:p>
          <text:p text:style-name="P25"><text:a xlink:type="simple" xlink:href="#__RefHeading__3194_1659357091" text:style-name="Internet_20_link" text:visited-style-name="Internet_20_link">3. Vue Générale</text:a><text:tab/>4</text:p>
          <text:p text:style-name="P26"><text:a xlink:type="simple" xlink:href="#__RefHeading__3196_1659357091" text:style-name="Internet_20_link" text:visited-style-name="Internet_20_link">3.1.Définition des termes</text:a><text:tab/>4</text:p>
          <text:p text:style-name="P25"><text:a xlink:type="simple" xlink:href="#__RefHeading__3198_1659357091" text:style-name="Internet_20_link" text:visited-style-name="Internet_20_link">4.Logiciel de comptabilité ou de gestion ?</text:a><text:tab/>5</text:p>
          <text:p text:style-name="P26"><text:a xlink:type="simple" xlink:href="#__RefHeading__3200_1659357091" text:style-name="Internet_20_link" text:visited-style-name="Internet_20_link">4.1.Définition</text:a><text:tab/>5</text:p>
          <text:p text:style-name="P25"><text:a xlink:type="simple" xlink:href="#__RefHeading__3202_1659357091" text:style-name="Internet_20_link" text:visited-style-name="Internet_20_link">5.Mémento de comptabilité</text:a><text:tab/>5</text:p>
          <text:p text:style-name="P26"><text:a xlink:type="simple" xlink:href="#__RefHeading__3204_1659357091" text:style-name="Internet_20_link" text:visited-style-name="Internet_20_link">5.1.Introduction</text:a><text:tab/>5</text:p>
          <text:p text:style-name="P26"><text:a xlink:type="simple" xlink:href="#__RefHeading__3206_1659357091" text:style-name="Internet_20_link" text:visited-style-name="Internet_20_link">5.2.Le Bilan</text:a><text:tab/>5</text:p>
          <text:p text:style-name="P26"><text:a xlink:type="simple" xlink:href="#__RefHeading__3208_1659357091" text:style-name="Internet_20_link" text:visited-style-name="Internet_20_link">5.3.Les comptes actifs / passifs</text:a><text:tab/>6</text:p>
          <text:p text:style-name="P26"><text:a xlink:type="simple" xlink:href="#__RefHeading__3210_1659357091" text:style-name="Internet_20_link" text:visited-style-name="Internet_20_link">5.4.Les comptes de résultats</text:a><text:tab/>6</text:p>
          <text:p text:style-name="P26"><text:a xlink:type="simple" xlink:href="#__RefHeading__3212_1659357091" text:style-name="Internet_20_link" text:visited-style-name="Internet_20_link">5.5.Belgique Fiscalité, TVA</text:a><text:tab/>7</text:p>
          <text:p text:style-name="P26"><text:a xlink:type="simple" xlink:href="#__RefHeading__3214_1659357091" text:style-name="Internet_20_link" text:visited-style-name="Internet_20_link">5.6.Fiscalité Belgique : Impôts</text:a><text:tab/>8</text:p>
          <text:p text:style-name="P26"><text:a xlink:type="simple" xlink:href="#__RefHeading__3216_1659357091" text:style-name="Internet_20_link" text:visited-style-name="Internet_20_link">5.7.Fiscalité France</text:a><text:tab/>10</text:p>
          <text:p text:style-name="P26"><text:a xlink:type="simple" xlink:href="#__RefHeading__3218_1659357091" text:style-name="Internet_20_link" text:visited-style-name="Internet_20_link">5.8.Ecriture de fin d'exercice comptable (Belgique)</text:a><text:tab/>10</text:p>
          <text:p text:style-name="P26"><text:a xlink:type="simple" xlink:href="#__RefHeading__3220_1659357091" text:style-name="Internet_20_link" text:visited-style-name="Internet_20_link">5.9.Salaire et Compte de gérant</text:a><text:tab/>12</text:p>
          <text:p text:style-name="P25"><text:a xlink:type="simple" xlink:href="#__RefHeading__3222_1659357091" text:style-name="Internet_20_link" text:visited-style-name="Internet_20_link">6.Sécurité</text:a><text:tab/>12</text:p>
          <text:p text:style-name="P26"><text:a xlink:type="simple" xlink:href="#__RefHeading__3224_1659357091" text:style-name="Internet_20_link" text:visited-style-name="Internet_20_link">6.1.Introduction</text:a><text:tab/>12</text:p>
          <text:p text:style-name="P26"><text:a xlink:type="simple" xlink:href="#__RefHeading__3226_1659357091" text:style-name="Internet_20_link" text:visited-style-name="Internet_20_link">6.2.Base de données</text:a><text:tab/>12</text:p>
          <text:p text:style-name="P26"><text:a xlink:type="simple" xlink:href="#__RefHeading__3228_1659357091" text:style-name="Internet_20_link" text:visited-style-name="Internet_20_link">6.3.PhpCompta</text:a><text:tab/>13</text:p>
          <text:p text:style-name="P25"><text:a xlink:type="simple" xlink:href="#__RefHeading__3230_1659357091" text:style-name="Internet_20_link" text:visited-style-name="Internet_20_link">7.Administration</text:a><text:tab/>13</text:p>
          <text:p text:style-name="P26"><text:a xlink:type="simple" xlink:href="#__RefHeading__3232_1659357091" text:style-name="Internet_20_link" text:visited-style-name="Internet_20_link">7.1.Création de dossier</text:a><text:tab/>13</text:p>
          <text:p text:style-name="P26"><text:a xlink:type="simple" xlink:href="#__RefHeading__3234_1659357091" text:style-name="Internet_20_link" text:visited-style-name="Internet_20_link">7.2.Création de modèle</text:a><text:tab/>13</text:p>
          <text:p text:style-name="P26"><text:a xlink:type="simple" xlink:href="#__RefHeading__3236_1659357091" text:style-name="Internet_20_link" text:visited-style-name="Internet_20_link">7.3.Création d'utilisateur</text:a><text:tab/>13</text:p>
          <text:p text:style-name="P26"><text:a xlink:type="simple" xlink:href="#__RefHeading__3238_1659357091" text:style-name="Internet_20_link" text:visited-style-name="Internet_20_link">7.4.backup</text:a><text:tab/>14</text:p>
          <text:p text:style-name="P26"><text:a xlink:type="simple" xlink:href="#__RefHeading__3240_1659357091" text:style-name="Internet_20_link" text:visited-style-name="Internet_20_link">7.5.Restaure</text:a><text:tab/>14</text:p>
          <text:p text:style-name="P25"><text:a xlink:type="simple" xlink:href="#__RefHeading__3242_1659357091" text:style-name="Internet_20_link" text:visited-style-name="Internet_20_link">8.Fiche</text:a><text:tab/>14</text:p>
          <text:p text:style-name="P26"><text:a xlink:type="simple" xlink:href="#__RefHeading__3244_1659357091" text:style-name="Internet_20_link" text:visited-style-name="Internet_20_link">8.1.Qu'est-ce le quick code</text:a><text:tab/>14</text:p>
          <text:p text:style-name="P26"><text:a xlink:type="simple" xlink:href="#__RefHeading__3246_1659357091" text:style-name="Internet_20_link" text:visited-style-name="Internet_20_link">8.2.Qu'est qu'une fiche finalement ? </text:a><text:tab/>14</text:p>
          <text:p text:style-name="P26"><text:a xlink:type="simple" xlink:href="#__RefHeading__3248_1659357091" text:style-name="Internet_20_link" text:visited-style-name="Internet_20_link">8.3.Ajout ou suppression d'attribut</text:a><text:tab/>15</text:p>
          <text:p text:style-name="P26"><text:a xlink:type="simple" xlink:href="#__RefHeading__3250_1659357091" text:style-name="Internet_20_link" text:visited-style-name="Internet_20_link">8.4.Création d'une catégorie de fiche</text:a><text:tab/>15</text:p>
          <text:p text:style-name="P26"><text:a xlink:type="simple" xlink:href="#__RefHeading__3252_1659357091" text:style-name="Internet_20_link" text:visited-style-name="Internet_20_link">8.5.Création d'une fiche</text:a><text:tab/>15</text:p>
          <text:p text:style-name="P25"><text:a xlink:type="simple" xlink:href="#__RefHeading__33633829" text:style-name="Internet_20_link" text:visited-style-name="Internet_20_link">9.Les rapports</text:a><text:tab/>17</text:p>
          <text:p text:style-name="P26"><text:a xlink:type="simple" xlink:href="#__RefHeading__3254_1659357091" text:style-name="Internet_20_link" text:visited-style-name="Internet_20_link">9.1.Introduction</text:a><text:tab/>17</text:p>
          <text:p text:style-name="P26"><text:a xlink:type="simple" xlink:href="#__RefHeading__3256_1659357091" text:style-name="Internet_20_link" text:visited-style-name="Internet_20_link">9.2.Création</text:a><text:tab/>17</text:p>
          <text:p text:style-name="P26"><text:a xlink:type="simple" xlink:href="#__RefHeading__3258_1659357091" text:style-name="Internet_20_link" text:visited-style-name="Internet_20_link">9.3.Utilisation </text:a><text:tab/>18</text:p>
          <text:p text:style-name="P25"><text:a xlink:type="simple" xlink:href="#__RefHeading__3260_1659357091" text:style-name="Internet_20_link" text:visited-style-name="Internet_20_link">10.Gestion de stock</text:a><text:tab/>18</text:p>
          <text:p text:style-name="P26"><text:a xlink:type="simple" xlink:href="#__RefHeading__3262_1659357091" text:style-name="Internet_20_link" text:visited-style-name="Internet_20_link">10.1.Configurer les fiches</text:a><text:tab/>19</text:p>
          <text:p text:style-name="P25"><text:a xlink:type="simple" xlink:href="#__RefHeading__3264_1659357091" text:style-name="Internet_20_link" text:visited-style-name="Internet_20_link">11.Le module de comptabilité</text:a><text:tab/>20</text:p>
          <text:p text:style-name="P26"><text:soft-page-break/><text:a xlink:type="simple" xlink:href="#__RefHeading__3266_1659357091" text:style-name="Internet_20_link" text:visited-style-name="Internet_20_link">11.1.Journaux</text:a><text:tab/>20</text:p>
          <text:p text:style-name="P26"><text:a xlink:type="simple" xlink:href="#__RefHeading__3268_1659357091" text:style-name="Internet_20_link" text:visited-style-name="Internet_20_link">11.2.Encodage d'opération</text:a><text:tab/>22</text:p>
          <text:p text:style-name="P26"><text:a xlink:type="simple" xlink:href="#__RefHeading__3270_1659357091" text:style-name="Internet_20_link" text:visited-style-name="Internet_20_link">11.3.Recherche</text:a><text:tab/>23</text:p>
          <text:p text:style-name="P26"><text:a xlink:type="simple" xlink:href="#__RefHeading__3272_1659357091" text:style-name="Internet_20_link" text:visited-style-name="Internet_20_link">11.4.Opérations diverses</text:a><text:tab/>23</text:p>
          <text:p text:style-name="P26"><text:a xlink:type="simple" xlink:href="#__RefHeading__3274_1659357091" text:style-name="Internet_20_link" text:visited-style-name="Internet_20_link">11.5.Rapprochement - réconciliation</text:a><text:tab/>23</text:p>
          <text:p text:style-name="P26"><text:a xlink:type="simple" xlink:href="#__RefHeading__3276_1659357091" text:style-name="Internet_20_link" text:visited-style-name="Internet_20_link">11.6.Le Lettrage</text:a><text:tab/>23</text:p>
          <text:p text:style-name="P26"><text:a xlink:type="simple" xlink:href="#__RefHeading__34602514" text:style-name="Internet_20_link" text:visited-style-name="Internet_20_link">11.7.Impression</text:a><text:tab/>23</text:p>
          <text:p text:style-name="P26"><text:a xlink:type="simple" xlink:href="#__RefHeading__3278_1659357091" text:style-name="Internet_20_link" text:visited-style-name="Internet_20_link">11.8.Avancé</text:a><text:tab/>25</text:p>
          <text:p text:style-name="P25"><text:a xlink:type="simple" xlink:href="#__RefHeading__3280_1659357091" text:style-name="Internet_20_link" text:visited-style-name="Internet_20_link">12.Le module de gestion</text:a><text:tab/>26</text:p>
          <text:p text:style-name="P26"><text:a xlink:type="simple" xlink:href="#__RefHeading__3282_1659357091" text:style-name="Internet_20_link" text:visited-style-name="Internet_20_link">12.1.Menu : clients</text:a><text:tab/>26</text:p>
          <text:p text:style-name="P26"><text:a xlink:type="simple" xlink:href="#__RefHeading__3284_1659357091" text:style-name="Internet_20_link" text:visited-style-name="Internet_20_link">12.2.Menu Fournisseur</text:a><text:tab/>26</text:p>
          <text:p text:style-name="P26"><text:a xlink:type="simple" xlink:href="#__RefHeading__3286_1659357091" text:style-name="Internet_20_link" text:visited-style-name="Internet_20_link">12.3.Administration</text:a><text:tab/>26</text:p>
          <text:p text:style-name="P26"><text:a xlink:type="simple" xlink:href="#__RefHeading__3288_1659357091" text:style-name="Internet_20_link" text:visited-style-name="Internet_20_link">12.4.Impression</text:a><text:tab/>27</text:p>
          <text:p text:style-name="P26"><text:a xlink:type="simple" xlink:href="#__RefHeading__3290_1659357091" text:style-name="Internet_20_link" text:visited-style-name="Internet_20_link">12.5.Prévisions</text:a><text:tab/>27</text:p>
          <text:p text:style-name="P26"><text:a xlink:type="simple" xlink:href="#__RefHeading__34562567" text:style-name="Internet_20_link" text:visited-style-name="Internet_20_link">12.6.Suivi Courrier</text:a><text:tab/>27</text:p>
          <text:p text:style-name="P25"><text:a xlink:type="simple" xlink:href="#__RefHeading__3292_1659357091" text:style-name="Internet_20_link" text:visited-style-name="Internet_20_link">13.Le module de comptabilité analytique</text:a><text:tab/>27</text:p>
          <text:p text:style-name="P26"><text:a xlink:type="simple" xlink:href="#__RefHeading__3294_1659357091" text:style-name="Internet_20_link" text:visited-style-name="Internet_20_link">13.1.Introduction</text:a><text:tab/>28</text:p>
          <text:p text:style-name="P26"><text:a xlink:type="simple" xlink:href="#__RefHeading__3296_1659357091" text:style-name="Internet_20_link" text:visited-style-name="Internet_20_link">13.2.Activation de la comptabilité analytique</text:a><text:tab/>28</text:p>
          <text:p text:style-name="P26"><text:a xlink:type="simple" xlink:href="#__RefHeading__3298_1659357091" text:style-name="Internet_20_link" text:visited-style-name="Internet_20_link">13.3.Plan analytique</text:a><text:tab/>29</text:p>
          <text:p text:style-name="P26"><text:a xlink:type="simple" xlink:href="#__RefHeading__3300_1659357091" text:style-name="Internet_20_link" text:visited-style-name="Internet_20_link">13.4.Opérations diverses</text:a><text:tab/>29</text:p>
          <text:p text:style-name="P26"><text:a xlink:type="simple" xlink:href="#__RefHeading__3302_1659357091" text:style-name="Internet_20_link" text:visited-style-name="Internet_20_link">13.5.Impression</text:a><text:tab/>29</text:p>
          <text:p text:style-name="P26"><text:a xlink:type="simple" xlink:href="#__RefHeading__3304_1659357091" text:style-name="Internet_20_link" text:visited-style-name="Internet_20_link">13.6.Liaison avec la comptabilité générale</text:a><text:tab/>29</text:p>
          <text:p text:style-name="P25"><text:a xlink:type="simple" xlink:href="#__RefHeading__3306_1659357091" text:style-name="Internet_20_link" text:visited-style-name="Internet_20_link">14.Le module Paramètre</text:a><text:tab/>30</text:p>
          <text:p text:style-name="P26"><text:a xlink:type="simple" xlink:href="#__RefHeading__3308_1659357091" text:style-name="Internet_20_link" text:visited-style-name="Internet_20_link">14.1.Société</text:a><text:tab/>30</text:p>
          <text:p text:style-name="P26"><text:a xlink:type="simple" xlink:href="#__RefHeading__3310_1659357091" text:style-name="Internet_20_link" text:visited-style-name="Internet_20_link">14.2.Divers</text:a><text:tab/>30</text:p>
          <text:p text:style-name="P26"><text:a xlink:type="simple" xlink:href="#__RefHeading__3312_1659357091" text:style-name="Internet_20_link" text:visited-style-name="Internet_20_link">14.3.Sécurité </text:a><text:tab/>31</text:p>
          <text:p text:style-name="P26"><text:a xlink:type="simple" xlink:href="#__RefHeading__3314_1659357091" text:style-name="Internet_20_link" text:visited-style-name="Internet_20_link">14.4.Document- génération de document</text:a><text:tab/>33</text:p>
          <text:p text:style-name="P26"><text:a xlink:type="simple" xlink:href="#__RefHeading__3316_1659357091" text:style-name="Internet_20_link" text:visited-style-name="Internet_20_link">14.5.Journaux</text:a><text:tab/>34</text:p>
          <text:p text:style-name="P25"><text:a xlink:type="simple" xlink:href="#__RefHeading__3318_1659357091" text:style-name="Internet_20_link" text:visited-style-name="Internet_20_link">15.Trucs et Astuces</text:a><text:tab/>34</text:p>
          <text:p text:style-name="P26"><text:a xlink:type="simple" xlink:href="#__RefHeading__3320_1659357091" text:style-name="Internet_20_link" text:visited-style-name="Internet_20_link">15.1.Ouvrir plusieurs fenêtres</text:a><text:tab/>34</text:p>
          <text:p text:style-name="P26"><text:a xlink:type="simple" xlink:href="#__RefHeading__3322_1659357091" text:style-name="Internet_20_link" text:visited-style-name="Internet_20_link">15.2.Développeur</text:a><text:tab/>34</text:p>
          <text:p text:style-name="P26"><text:a xlink:type="simple" xlink:href="#__RefHeading__3324_1659357091" text:style-name="Internet_20_link" text:visited-style-name="Internet_20_link">15.3.Import des banques</text:a><text:tab/>35</text:p>
          <text:p text:style-name="P26"><text:a xlink:type="simple" xlink:href="#__RefHeading__3326_1659357091" text:style-name="Internet_20_link" text:visited-style-name="Internet_20_link">15.4.Bilan adapté</text:a><text:tab/>35</text:p>
          <text:p text:style-name="P25"><text:a xlink:type="simple" xlink:href="#__RefHeading__3328_1659357091" text:style-name="Internet_20_link" text:visited-style-name="Internet_20_link">16.Les extensions</text:a><text:tab/>36</text:p>
          <text:p text:style-name="P26"><text:a xlink:type="simple" xlink:href="#__RefHeading__3330_1659357091" text:style-name="Internet_20_link" text:visited-style-name="Internet_20_link">16.2.Lien</text:a><text:tab/>41</text:p>
          <text:p text:style-name="P25"><text:a xlink:type="simple" xlink:href="#__RefHeading__3332_1659357091" text:style-name="Internet_20_link" text:visited-style-name="Internet_20_link">17.Annexe</text:a><text:tab/>42</text:p>
          <text:p text:style-name="P26"><text:a xlink:type="simple" xlink:href="#__RefHeading__3334_1659357091" text:style-name="Internet_20_link" text:visited-style-name="Internet_20_link">17.1.Note de la version 5.1 (mai 2010)</text:a><text:tab/>42</text:p>
          <text:p text:style-name="P26"><text:a xlink:type="simple" xlink:href="#__RefHeading__3336_1659357091" text:style-name="Internet_20_link" text:visited-style-name="Internet_20_link">17.2.Note de version 5.0 (janvier 2010)</text:a><text:tab/>43</text:p>
          <text:p text:style-name="P26"><text:a xlink:type="simple" xlink:href="#__RefHeading__3338_1659357091" text:style-name="Internet_20_link" text:visited-style-name="Internet_20_link">17.3.Note de version 4.3 (février 2009)</text:a><text:tab/>44</text:p>
          <text:p text:style-name="P26"><text:a xlink:type="simple" xlink:href="#__RefHeading__3340_1659357091" text:style-name="Internet_20_link" text:visited-style-name="Internet_20_link">17.4.Note de version 4.2 novembre 2008</text:a><text:tab/>44</text:p>
        </text:index-body>
      </text:table-of-content>
      <text:p text:style-name="P3"/>
      <text:p text:style-name="P16"/>
      <text:p text:style-name="P14"/>
      <text:h text:style-name="Heading_20_1"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text:bookmark text:name="__RefHeading__3188_1659357091"/>Installation<text:bookmark-end text:name="__RefHeading__3188_1659357091"/></text:h>
      <text:h text:style-name="Heading_20_2" text:outline-level="2"><text:bookmark text:name="__RefHeading__3190_1659357091"/>Linux <text:bookmark-end text:name="__RefHeading__3190_1659357091"/></text:h>
      <text:p text:style-name="Text_20_body">Sous Linux, c'est assez facile. Utilisez les packages de votre distribution :</text:p>
      <text:list xml:id="list222355066" text:style-name="L1">
        <text:list-item>
          <text:p text:style-name="P42">php5 (+ module php5-pgsql et php5-bcmath)</text:p>
        </text:list-item>
        <text:list-item>
          <text:p text:style-name="P42">apache2</text:p>
        </text:list-item>
        <text:list-item>
          <text:p text:style-name="P42">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text:soft-page-break/>AllowOverride All </text:p>
      <text:p text:style-name="Text_20_body">Exemple de virtual host pour Ubuntu </text:p>
      <text:p text:style-name="Text_20_body"/>
      <text:p text:style-name="P18">&lt;VirtualHost *&gt;</text:p>
      <text:p text:style-name="P18"><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8">&lt;/VirtualHost&gt;</text:p>
      <text:p text:style-name="Text_20_body"/>
      <text:p text:style-name="Text_20_body"/>
      <text:p text:style-name="Text_20_body"/>
      <text:p text:style-name="Text_20_body">Le plus simple est d'utiliser est lien et de faire</text:p>
      <text:p text:style-name="P15">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text:bookmark text:name="__RefHeading__3192_1659357091"/>windows<text:bookmark-end text:name="__RefHeading__3192_1659357091"/></text:h>
      <text:p text:style-name="Text_20_body">Il y a un manuel spécifique (manuel_win2.odt)</text:p>
      <text:h text:style-name="Heading_20_1" text:outline-level="1"><text:bookmark text:name="__RefHeading__3194_1659357091"/><text:s/>Vue Générale<text:bookmark-end text:name="__RefHeading__3194_1659357091"/></text:h>
      <text:h text:style-name="Heading_20_2" text:outline-level="2"><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soft-page-break/><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1" text:outline-level="1"><text:bookmark text:name="__RefHeading__3198_1659357091"/>Logiciel de comptabilité ou de gestion ?<text:bookmark-end text:name="__RefHeading__3198_1659357091"/></text:h>
      <text:p text:style-name="Standard"/>
      <text:h text:style-name="Heading_20_2" text:outline-level="2"><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text:bookmark text:name="__RefHeading__3202_1659357091"/>Mémento de comptabilité<text:bookmark-end text:name="__RefHeading__3202_1659357091"/></text:h>
      <text:h text:style-name="Heading_20_2" text:outline-level="2"><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text:soft-page-break/>opération de débit - crédit.</text:p>
      <text:p text:style-name="Standard"/>
      <text:h text:style-name="Heading_20_2" text:outline-level="2"><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text:bookmark text:name="__RefHeading__3210_1659357091"/>Les comptes de résultats<text:bookmark-end text:name="__RefHeading__3210_1659357091"/></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soft-page-break/><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s numéros de pièces s'encodent en même temps que les opérations comptables, chaque journal a sa propre notation, indépendante des autres journaux. Cependant, un numéro de <text:s/>pièce doit être unique dans le journal.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text:p>
      <text:h text:style-name="Heading_20_2" text:outline-level="2"><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text:soft-page-break/>Ensuite, vous pouvez utiliser le rapport "déclaration de TVA", pensez à l'adapter à vos besoins.</text:p>
      <text:p text:style-name="Standard"/>
      <text:p text:style-name="Standard">A noter qu'il existe une extension pour la TVA qu'il est préférable d'utiliser</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 Pour cela, utilisez l'extension pour la TVA. Ne seront prises en compte que les fiches de type client et donc le numéro de TVA n'est pas vide.</text:p>
      <text:p text:style-name="Standard"/>
      <text:h text:style-name="Heading_20_2" text:outline-level="2"><text:bookmark text:name="__RefHeading__3214_1659357091"/>Fiscalité Belgique : Impôts<text:bookmark-end text:name="__RefHeading__3214_1659357091"/></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text:soft-page-break/>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text:soft-page-break/></text:p>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text:bookmark text:name="__RefHeading__3216_1659357091"/>Fiscalité France<text:bookmark-end text:name="__RefHeading__3216_1659357091"/></text:h>
      <text:p text:style-name="Standard"><text:tab/>Pas reçu de documentation ou d'aide sur ce sujet, désolé.</text:p>
      <text:p text:style-name="Standard"/>
      <text:h text:style-name="Heading_20_2" text:outline-level="2"><text:bookmark text:name="__RefHeading__3218_1659357091"/>Ecriture de fin d'exercice comptable (Belgique)<text:bookmark-end text:name="__RefHeading__3218_1659357091"/></text:h>
      <text:p text:style-name="Standard">Chaque année est composée de 13 périodes, les 12 premières font exactement un mois mais la 13ième est toujours <text:soft-page-break/>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text:soft-page-break/>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text:bookmark text:name="__RefHeading__3222_1659357091"/>Sécurité<text:bookmark-end text:name="__RefHeading__3222_1659357091"/></text:h>
      <text:h text:style-name="Heading_20_2" text:outline-level="2"><text:bookmark text:name="__RefHeading__3224_1659357091"/>Introduction<text:bookmark-end text:name="__RefHeading__3224_1659357091"/></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text:bookmark text:name="__RefHeading__3226_1659357091"/>Base de données<text:bookmark-end text:name="sécurité postgresql"/><text:reference-mark text:name="ref. postgresql"/><text:bookmark-end text:name="__RefHeading__3226_1659357091"/></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local<text:tab/>all<text:tab/>all<text:tab/>md5</text:p>
      <text:p text:style-name="code">host<text:tab/> all<text:tab/>all<text:tab/>127.0.0.1/32<text:tab/>md5</text:p>
      <text:p text:style-name="Standard"><text:soft-page-break/></text:p>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text:bookmark text:name="__RefHeading__3228_1659357091"/>PhpCompta<text:bookmark-end text:name="__RefHeading__3228_1659357091"/></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s/>et secundo si son compte est actif et que le mot de passe fourni est valide. </text:p>
      <text:p text:style-name="Standard">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text:bookmark text:name="__RefHeading__3230_1659357091"/>Administration<text:bookmark-end text:name="__RefHeading__3230_1659357091"/></text:h>
      <text:h text:style-name="Heading_20_2" text:outline-level="2"><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text:soft-page-break/>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text:bookmark text:name="__RefHeading__3238_1659357091"/>backup<text:bookmark-end text:name="__RefHeading__3238_1659357091"/></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h text:style-name="Heading_20_1" text:outline-level="1"><text:bookmark text:name="__RefHeading__3242_1659357091"/>Fiche<text:bookmark-end text:name="__RefHeading__3242_1659357091"/></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supprimés, </text:p>
      <text:h text:style-name="Heading_20_2" text:outline-level="2"><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text:bookmark text:name="__RefHeading__3246_1659357091"/>Qu'est qu'une fiche finalement ? <text:bookmark-end text:name="__RefHeading__3246_1659357091"/></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catégorie <text:s/>de type Dépense, puis dans cette nouvelle catégorie, vous la subdivisez en 'Achat de carburant', 'restaurant', 'frais divers'... La fiche correspond donc à la dernière subdivision c'est-à-dire dans ce cas-ci à 'restaurant' ou 'frais divers'. <text:s/></text:p>
      <text:p text:style-name="Standard"/>
      <text:p text:style-name="Standard">Pour créer une catégorie de fich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r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text:soft-page-break/>·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text:p>
      <text:p text:style-name="Standard"/>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5">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text:soft-page-break/></text:p>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p text:style-name="Text_20_body"/>
      <text:p text:style-name="Text_20_body"/>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quaire, on utilisera le poste comptable fournisseur si le montant est négatif sinon le poste comptable client.</text:p>
      <text:p text:style-name="Important">Attention fiche avec deux postes comptable il y a des problèmes à utiliser deux postes comptables pour les clients et les fournisseurs</text:p>
      <text:list xml:id="list623345129" text:style-name="L2">
        <text:list-item>
          <text:p text:style-name="P43">Le lettrage par quick_code pourra faire correspondre des postes comptables différentes</text:p>
        </text:list-item>
        <text:list-item>
          <text:p text:style-name="P43"><text:soft-page-break/>L' extension TVA ne tient compte que des fiches de type client</text:p>
        </text:list-item>
        <text:list-item>
          <text:p text:style-name="P43">Lors du remboursement de la note de crédit, ce sera le poste comptable client qui sera <text:s/>utilisé : on suppose que si on reçoit un paiement c'est le client qui paie, et que si on en fait un, c'est un fournisseur que l'on paie</text:p>
        </text:list-item>
      </text:list>
      <text:h text:style-name="Heading_20_1" text:outline-level="1"><text:bookmark text:name="__RefHeading__33633829"/>Les rapports<text:bookmark-end text:name="__RefHeading__33633829"/></text:h>
      <text:h text:style-name="Heading_20_2" text:outline-level="2"><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1550610792" text:style-name="L3">
        <text:list-item>
          <text:p text:style-name="P27">les postes sont toujours écrits entre crochets; <text:line-break/>exemple : [ 4511] </text:p>
        </text:list-item>
        <text:list-item>
          <text:p text:style-name="P27">pour avoir la somme du poste et des sous-postes, il faut utiliser le %;<text:line-break/>exemple [45%]</text:p>
        </text:list-item>
      </text:list>
      <text:list xml:id="list292761435" text:style-name="L4">
        <text:list-item>
          <text:p text:style-name="P2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8">Si vous souhaitez n'avoir que le crédit ou le débit, utilisez le D ou le C avant la fermeture du crochet.</text:p>
        </text:list-item>
      </text:list>
      <text:list xml:id="list1386148570" text:style-name="L5">
        <text:list-item>
          <text:p text:style-name="P29">Pour avoir un montant négatif si le crédit est supérieur au débit, il faut avoir S avant la fermeture du crochet exemple : [7%S] , [55001S]</text:p>
          <text:p text:style-name="P29">Drapeau :</text:p>
          <text:list>
            <text:list-item>
              <text:p text:style-name="P29">S= Signed : négatif si C &gt; D</text:p>
            </text:list-item>
            <text:list-item>
              <text:p text:style-name="P29">D = Uniquement Débit</text:p>
            </text:list-item>
            <text:list-item>
              <text:p text:style-name="P29">C = uniquement Credit</text:p>
            </text:list-item>
            <text:list-item>
              <text:p text:style-name="P2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if <text:tab/><text:tab/><text:tab/><text:tab/><text:tab/>([7%]-[6%]&gt;0)?"Benefice":"Perte"</text:p>
      <text:p text:style-name="P17"><text:soft-page-break/></text:p>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text:bookmark text:name="__RefHeading__3258_1659357091"/>Utilisation <text:bookmark-end text:name="__RefHeading__3258_1659357091"/></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51321272" text:style-name="L6">
        <text:list-item>
          <text:p text:style-name="P30">La première, est que les postes comptables des marchandises à vendre et à acheter ne sont pas les mêmes.</text:p>
        </text:list-item>
        <text:list-item>
          <text:p text:style-name="P30">La seconde est qu'ainsi vous pouvez faire correspondre plusieurs fiches avec le même code de gestion de stock, <text:soft-page-break/>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text:bookmark text:name="__RefHeading__3262_1659357091"/>Configurer les fiches<text:bookmark-end text:name="__RefHeading__3262_1659357091"/></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text:soft-page-break/>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text:bookmark text:name="__RefHeading__3264_1659357091"/>Le module de comptabilité<text:bookmark-end text:name="__RefHeading__3264_1659357091"/></text:h>
      <text:p text:style-name="Standard"/>
      <text:p text:style-name="Standard">Après toute cette théorie, il est temps d'apprendre à utiliser PhpCompta.</text:p>
      <text:p text:style-name="Standard"/>
      <text:h text:style-name="Heading_20_2" text:outline-level="2"><text:bookmark text:name="__RefHeading__3266_1659357091"/>Journaux<text:bookmark-end text:name="__RefHeading__3266_1659357091"/></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 dans paramètre-&gt;société (voir <text:a xlink:type="simple" xlink:href="#14.1.4.Suggérer le numéro de pièce justificative">#14.1.4.Suggérer le numéro </text:a><text:soft-page-break/><text:a xlink:type="simple" xlink:href="#14.1.4.Suggérer le numéro de pièce justificative">de pièce justificative</text:a>)</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text:soft-page-break/></text:p>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text:bookmark text:name="__RefHeading__3268_1659357091"/>Encodage d'opération<text:bookmark-end text:name="__RefHeading__3268_1659357091"/></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 C'est fonctionnalité est utilisée pour annuler une opération précédente ou pour faire des remises, des notes de crédit...</text:p>
      <text:p text:style-name="Standard"/>
      <text:p text:style-name="Standard">Exemple :</text:p>
      <text:list xml:id="list110643871" text:style-name="L7">
        <text:list-header>
          <text:p text:style-name="P31"/>
        </text:list-header>
        <text:list-item>
          <text:p text:style-name="P31">Paiement d'une facture (montant négatif), on aura :</text:p>
          <text:list>
            <text:list-header>
              <text:p text:style-name="P32">tva à récupérer</text:p>
            </text:list-header>
          </text:list>
        </text:list-item>
      </text:list>
      <text:p text:style-name="P5"><text:tab/>Fournisseur</text:p>
      <text:list xml:id="list1092545565" text:style-name="L8">
        <text:list-header>
          <text:p text:style-name="P33"><text:tab/><text:tab/><text:tab/>à<text:tab/>charge</text:p>
          <text:p text:style-name="P34"/>
        </text:list-header>
        <text:list-item>
          <text:p text:style-name="P34">Reprise de marchandise (diminution de vente &amp; TVA) :</text:p>
          <text:p text:style-name="P34"><text:s text:c="6"/><text:span text:style-name="T5">vente</text:span></text:p>
          <text:list>
            <text:list-header>
              <text:p text:style-name="P33">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text:soft-page-break/>Quand vous cliquez sur « Confirmer » soyez sûr de ce que vous faites.</text:p>
      <text:p text:style-name="Standard"/>
      <text:h text:style-name="Heading_20_2" text:outline-level="2"><text:bookmark text:name="__RefHeading__3270_1659357091"/>Recherche<text:bookmark-end text:name="__RefHeading__3270_1659357091"/></text:h>
      <text:p text:style-name="Standard">Ce menu permet de rechercher par date, montant, poste comptable, code interne, quickcode ou grâce à une partie <office:annotation><dc:creator>dany </dc:creator><dc:date>2010-05-15T23:27:42</dc:date><text:p text:style-name="P57"><text:span text:style-name="T19">n</text:span></text:p></office:annotation>de la description. <text:s/></text:p>
      <text:p text:style-name="Standard">La sécurité s'applique dans les recherches, il n'est pas possible de voir les opérations des journaux auxquels vous n'avez pas accès.</text:p>
      <text:p text:style-name="Standard"/>
      <text:h text:style-name="Heading_20_2" text:outline-level="2"><text:bookmark text:name="__RefHeading__3272_1659357091"/>Opérations diverses<text:bookmark-end text:name="__RefHeading__3272_1659357091"/></text:h>
      <text:p text:style-name="Standard">C'est le seul journal où vous pourrez encoder une opération, en mélangeant les quickcodes et les postes. Dans les écritures directes, il n'est pas possible de spécifier la période concernée, la période prise en compte sera celle que vous avez indiqué dans vos préférence ou si vous avez dans « paramètres → société » mis à « non » le paramètre « Afficher la période comptable » la période sera déduite de la date, </text:p>
      <text:p text:style-name="Standard"/>
      <text:p text:style-name="Standard"/>
      <text:p text:style-name="Standard">Les fiches <text:s/>et les postes comptables utilisables sont paramétrables dans "Avancé-&gt;journaux-&gt;journal concerné"</text:p>
      <text:p text:style-name="Standard"/>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avertissement">Attention dans le cas où vous supprimez ou modifiez une opération, le lettrage sera lui aussi effacé</text:p>
      <text:h text:style-name="Heading_20_2" text:outline-level="2"><text:bookmark text:name="__RefHeading__34602514"/><text:soft-page-break/>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en spécifiant une période et même une plage de postes.</text:p>
      <text:h text:style-name="Heading_20_3" text:outline-level="3"><text:soft-page-break/>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Catégories</text:h>
      <text:p text:style-name="Standard">L'impression par catégories de fiches, permet soit de voir un résumé de toutes les fiches de cette catégorie. Soit d'imprimer l'historique, avec toutes les opérations ou uniquement les opérations lettrées ou non lettrées.</text:p>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P56"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text:soft-page-break/>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text:bookmark text:name="__RefHeading__3280_1659357091"/>Le module de gestion<text:bookmark-end text:name="__RefHeading__3280_1659357091"/></text:h>
      <text:p text:style-name="Standard">Le module de gestion <text:s/>permet :</text:p>
      <text:list xml:id="list1832441920" text:style-name="L9">
        <text:list-item>
          <text:p text:style-name="P35">le suivi des clients, fournisseurs, des administrations (taxes, formalités...)...</text:p>
        </text:list-item>
        <text:list-item>
          <text:p text:style-name="P35">la génération de documents tel que facture, note de crédit, bordereau de livraison, bons de commande...</text:p>
        </text:list-item>
        <text:list-item>
          <text:p text:style-name="P35">Les prévisions</text:p>
        </text:list-item>
      </text:list>
      <text:p text:style-name="Standard"/>
      <text:h text:style-name="Heading_20_2" text:outline-level="2"><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27</text:bookmark-ref>)</text:p>
      <text:h text:style-name="Heading_20_2" text:outline-level="2"><text:bookmark text:name="__RefHeading__3284_1659357091"/>Menu Fournisseur<text:bookmark-end text:name="__RefHeading__3284_1659357091"/></text:h>
      <text:p text:style-name="Standard">Comme menu client.</text:p>
      <text:h text:style-name="Heading_20_2" text:outline-level="2"><text:bookmark text:name="__RefHeading__3286_1659357091"/><text:soft-page-break/>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 text:name="__RefHeading__3288_1659357091"/>Impression<text:bookmark-end text:name="__RefHeading__3288_1659357091"/></text:h>
      <text:p text:style-name="Standard">Voir <text:s/>Impression (<text:bookmark-ref text:ref-name="__RefHeading__34602514">23</text:bookmark-ref>)</text:p>
      <text:h text:style-name="Heading_20_2" text:outline-level="2"><text:bookmark text:name="__RefHeading__3290_1659357091"/>Prévisions<text:bookmark-end text:name="__RefHeading__3290_1659357091"/></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text:soft-page-break/>Vous pouvez ici aussi générer un document ou ajouter une pièce justificative en plus de la note interne. Cette note n'est jamais reprise dans le document.</text:p>
      <text:h text:style-name="Heading_20_1" text:outline-level="1"><text:bookmark text:name="__RefHeading__3292_1659357091"/>Le module de comptabilité analytique<text:bookmark-end text:name="__RefHeading__3292_1659357091"/></text:h>
      <text:p text:style-name="Standard"/>
      <text:h text:style-name="Heading_20_2" text:outline-level="2"><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text:soft-page-break/>Ensuite vous enregistrez les modifications.</text:p>
      <text:p text:style-name="Standard"/>
      <text:h text:style-name="Heading_20_2" text:outline-level="2"><text:bookmark text:name="__RefHeading__3298_1659357091"/>Plan analytique<text:bookmark-end text:name="__RefHeading__3298_1659357091"/></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2" text:outline-level="2"><text:bookmark text:name="__RefHeading__3302_1659357091"/>Impression<text:bookmark-end text:name="__RefHeading__3302_1659357091"/></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text:bookmark text:name="__RefHeading__3304_1659357091"/>Liaison avec la comptabilité générale<text:bookmark-end text:name="__RefHeading__3304_1659357091"/></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text:soft-page-break/>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text:bookmark text:name="__RefHeading__3306_1659357091"/>Le module Paramètre<text:bookmark-end text:name="__RefHeading__3306_1659357091"/></text:h>
      <text:p text:style-name="Standard"/>
      <text:h text:style-name="Heading_20_2" text:outline-level="2"><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xml:id="list172952167" text:style-name="L10">
        <text:list-item>
          <text:list>
            <text:list-item>
              <text:p text:style-name="P36">Aucune, par défaut</text:p>
            </text:list-item>
            <text:list-item>
              <text:p text:style-name="P36">Optionnel, c'est à dire qu'il n'est pas obligatoire de donner les informations pour la comptabilité analytiques</text:p>
            </text:list-item>
            <text:list-item>
              <text:p text:style-name="P36">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1556759044" text:style-name="L11">
        <text:list-item>
          <text:p text:style-name="P44">Non, vous pouvez encoder sans suivre l'ordre chronologique et vous pouvez aussi effacer des opérations</text:p>
        </text:list-item>
        <text:list-item>
          <text:p text:style-name="P44">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text:bookmark text:name="__RefHeading__3310_1659357091"/>Divers<text:bookmark-end text:name="__RefHeading__3310_1659357091"/></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text:soft-page-break/>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3" text:outline-level="3">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2" text:outline-level="2"><text:bookmark text:name="__RefHeading__3312_1659357091"/><text:soft-page-break/>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4" text:outline-level="4">Les journaux</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4" text:outline-level="4">Les actions</text:h>
      <text:p text:style-name="Standard"/>
      <text:p text:style-name="Text_20_body">Fiche</text:p>
      <text:list xml:id="list1394314994" text:style-name="L12">
        <text:list-item>
          <text:p text:style-name="P45">Création, modification et effacement de fiche</text:p>
        </text:list-item>
        <text:list-item>
          <text:p text:style-name="P45">Création, modification et effacement <text:s/>de catégories de fiches</text:p>
        </text:list-item>
        <text:list-item>
          <text:p text:style-name="P45">Ajout de fiche</text:p>
        </text:list-item>
      </text:list>
      <text:p text:style-name="Text_20_body">Impression</text:p>
      <text:list xml:id="list419455584" text:style-name="L13">
        <text:list-item>
          <text:p text:style-name="P46">Journaux (limité aux journaux en lecture)</text:p>
        </text:list-item>
        <text:list-item>
          <text:p text:style-name="P46">Poste ( limité aux journaux en lecture)</text:p>
        </text:list-item>
        <text:list-item>
          <text:p text:style-name="P46">Fiche (limité aux journaux en lecture)</text:p>
        </text:list-item>
        <text:list-item>
          <text:p text:style-name="P46">Rapport (non limité aux journaux en lecture)</text:p>
        </text:list-item>
        <text:list-item>
          <text:p text:style-name="P46">création de rapport</text:p>
        </text:list-item>
      </text:list>
      <text:p text:style-name="Text_20_body">Opérations prédéfinies</text:p>
      <text:list xml:id="list1070723679" text:style-name="L14">
        <text:list-item>
          <text:p text:style-name="P47">Effacement &amp; création, à ne pas confondre avec « Journaux en écriture avec opérations prédéfinies »</text:p>
        </text:list-item>
      </text:list>
      <text:p text:style-name="Text_20_body">Période</text:p>
      <text:list xml:id="list359962644" text:style-name="L15">
        <text:list-item>
          <text:p text:style-name="P48">Ajout</text:p>
        </text:list-item>
        <text:list-item>
          <text:p text:style-name="P48">clôture</text:p>
        </text:list-item>
        <text:list-item>
          <text:p text:style-name="P48">centralisation</text:p>
        </text:list-item>
        <text:list-item>
          <text:p text:style-name="P48">Écriture Ouverture </text:p>
        </text:list-item>
      </text:list>
      <text:p text:style-name="Text_20_body">Stock</text:p>
      <text:list xml:id="list585150222" text:style-name="L16">
        <text:list-item>
          <text:p text:style-name="P49">Gestion stock</text:p>
        </text:list-item>
      </text:list>
      <text:p text:style-name="Text_20_body">Gestion courrier</text:p>
      <text:p text:style-name="Text_20_body">Import en banque</text:p>
      <text:p text:style-name="Text_20_body">Comptabilité Analytique</text:p>
      <text:list xml:id="list2185315104" text:style-name="L17">
        <text:list-item>
          <text:p text:style-name="P50">Ajout de plan analytique</text:p>
        </text:list-item>
        <text:list-item>
          <text:p text:style-name="P50">Ajout de poste analytique</text:p>
        </text:list-item>
        <text:list-item>
          <text:p text:style-name="P50">Ajout de groupe analytique</text:p>
        </text:list-item>
        <text:list-item>
          <text:p text:style-name="P50"><text:soft-page-break/>Impression</text:p>
        </text:list-item>
      </text:list>
      <text:p text:style-name="Text_20_body">Paramètres</text:p>
      <text:list xml:id="list1505014226" text:style-name="L18">
        <text:list-item>
          <text:p text:style-name="P51">Coordonnées société</text:p>
        </text:list-item>
        <text:list-item>
          <text:p text:style-name="P51">Mode Strict</text:p>
        </text:list-item>
      </text:list>
      <text:h text:style-name="Heading_20_2" text:outline-level="2"><text:bookmark text:name="__RefHeading__3314_1659357091"/>Document- génération de document<text:bookmark-end text:name="__RefHeading__3314_1659357091"/></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 </text:p>
      <text:p text:style-name="Standard"/>
      <text:p text:style-name="Important">Attention, dans le journal d'achat, on ne peut générer un document que s'il y a une valeur autre que « Paiement encodé plus tard ». Dans le journal d'achat on ne peut générer que des notes de frais.</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xml:id="list44257819" text:style-name="L19">
        <text:list-item>
          <text:p text:style-name="P37">CUST_NAME customer's name</text:p>
        </text:list-item>
        <text:list-item>
          <text:p text:style-name="P37">CUST_ADDR_1 customer's address line 1</text:p>
        </text:list-item>
        <text:list-item>
          <text:p text:style-name="P37">CUST_CP customer's ZIP code</text:p>
        </text:list-item>
        <text:list-item>
          <text:p text:style-name="P37">CUST_CITY customer's city</text:p>
        </text:list-item>
        <text:list-item>
          <text:p text:style-name="P37">CUST_CO customer's country</text:p>
        </text:list-item>
        <text:list-item>
          <text:p text:style-name="P37">CUST_VAT customer's VAT</text:p>
        </text:list-item>
        <text:list-item>
          <text:p text:style-name="P37">CUST_NUM numéro de client </text:p>
        </text:list-item>
        <text:list-item>
          <text:p text:style-name="P37">CUST_BANQUE_NO n° de compte en banque (utilisé surtout dans les notes de frais)</text:p>
        </text:list-item>
        <text:list-item>
          <text:p text:style-name="P37">CUST_BANQUE_NAME nom de la banque (utilisé surtout dans les notes de frais)</text:p>
        </text:list-item>
        <text:list-item>
          <text:p text:style-name="P37">DATE_LIMIT Echéance</text:p>
        </text:list-item>
        <text:list-item>
          <text:p text:style-name="P37">MARCH_NEXT n'imprimera rien, ce tag demande à ce qu'on passe à la marchandise suivante</text:p>
        </text:list-item>
        <text:list-item>
          <text:p text:style-name="P37">BON_COMMANDE numéro du bon de commande </text:p>
        </text:list-item>
        <text:list-item>
          <text:p text:style-name="P37">VEN_ART_NAME Nom de l'article</text:p>
        </text:list-item>
        <text:list-item>
          <text:p text:style-name="P37">VEN_ART_PRICE Prix de l'article</text:p>
        </text:list-item>
        <text:list-item>
          <text:p text:style-name="P37">VEN_ART_QUANT Quantité</text:p>
        </text:list-item>
        <text:list-item>
          <text:p text:style-name="P37">VEN_ART_TVA_CODE ou TVA_CODE Le code TVA pour l'article</text:p>
        </text:list-item>
        <text:list-item>
          <text:p text:style-name="P37">VENT_ART_TVA_RATE est le pourcentage de TVA de l'article</text:p>
        </text:list-item>
        <text:list-item>
          <text:p text:style-name="P37">VEN_ART_TVA_AMOUNT Le montant TVA de l'article</text:p>
        </text:list-item>
        <text:list-item>
          <text:p text:style-name="P37">VEN_ART_STOCK_CODE Le code de stock de l'article</text:p>
        </text:list-item>
        <text:list-item>
          <text:p text:style-name="P37">VEN_HTVA le total hors TVA de l'article</text:p>
        </text:list-item>
        <text:list-item>
          <text:p text:style-name="P37">VEN_TVAC le total TVAC de l'article</text:p>
        </text:list-item>
        <text:list-item>
          <text:p text:style-name="P37">VEN_TVA le total de la TVA de l'article</text:p>
        </text:list-item>
        <text:list-item>
          <text:p text:style-name="P37">TOTAL_VEN_HTVA le total HTVA</text:p>
        </text:list-item>
        <text:list-item>
          <text:p text:style-name="P37">TOTAL_VEN_TVAC le total TVAC</text:p>
        </text:list-item>
        <text:list-item>
          <text:p text:style-name="P37">TOTAL_TVA le total TVA</text:p>
        </text:list-item>
        <text:list-item>
          <text:p text:style-name="P37">TVA_LABEL Montre le % de TVA</text:p>
        </text:list-item>
        <text:list-item>
          <text:p text:style-name="P37">TVA_AMOUNT TVA de l'article</text:p>
        </text:list-item>
        <text:list-item>
          <text:p text:style-name="P37">REFERENCE Référence</text:p>
        </text:list-item>
        <text:list-item>
          <text:p text:style-name="P37">SOLDE Solde du compte (pour les lettres de rappel)</text:p>
        </text:list-item>
        <text:list-item>
          <text:p text:style-name="P37">DATE Date encodée</text:p>
        </text:list-item>
        <text:list-item>
          <text:p text:style-name="P37"><text:soft-page-break/>NUMBER numéro de séquence du document</text:p>
        </text:list-item>
        <text:list-item>
          <text:p text:style-name="P37">MY_NAME vos coordonnées</text:p>
        </text:list-item>
        <text:list-item>
          <text:p text:style-name="P37">MY_CP code postal</text:p>
        </text:list-item>
        <text:list-item>
          <text:p text:style-name="P37">MY_COMMUNE commune</text:p>
        </text:list-item>
        <text:list-item>
          <text:p text:style-name="P37">MY_TVA numéro de TVA</text:p>
        </text:list-item>
        <text:list-item>
          <text:p text:style-name="P37">MY_STREET : Rue qu'on a indiqué dans paramètres-&gt;société</text:p>
        </text:list-item>
        <text:list-item>
          <text:p text:style-name="P37">MY_NUMBER :numéro qu'on a indiqué dans paramètres-&gt;société</text:p>
        </text:list-item>
        <text:list-item>
          <text:p text:style-name="P37">MY_TEL : téléphone qu'on a indiqué dans paramètres-&gt;société</text:p>
        </text:list-item>
        <text:list-item>
          <text:p text:style-name="P37">MY_FAX: fax <text:s/>qu'on a indiqué dans paramètres-&gt;société</text:p>
        </text:list-item>
        <text:list-item>
          <text:p text:style-name="P37">MY_PAYS Pays qu'on a indiqué dans paramètres-&gt;société</text:p>
        </text:list-item>
        <text:list-item>
          <text:p text:style-name="P37">OTHER_INFO  information libre que l'on peut introduire dans l'écran de confirmation des journaux de vente</text:p>
        </text:list-item>
        <text:list-item>
          <text:p text:style-name="P37">USER le nom et le prénom de l'utilisateur ayant généré le document </text:p>
        </text:list-item>
        <text:list-item>
          <text:p text:style-name="P37">COMMENT la description donnée dans la facture ou la note de crédit.</text:p>
        </text:list-item>
        <text:list-item>
          <text:p text:style-name="P37">PJ Le numéro de la pièce justificative, vous pouvez l'utilisez si vous souhaitez par exemple pour une numérotation par journal et par document. Vous évitez ainsi l'utilisation de NUMBER</text:p>
          <text:p text:style-name="P37"/>
        </text:list-item>
      </text:list>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2" text:outline-level="2"><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1" text:outline-level="1"><text:bookmark text:name="__RefHeading__3318_1659357091"/>Trucs et Astuces<text:bookmark-end text:name="__RefHeading__3318_1659357091"/></text:h>
      <text:h text:style-name="Heading_20_2" text:outline-level="2"><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text:bookmark text:name="__RefHeading__3322_1659357091"/><text:soft-page-break/>Développeur<text:bookmark-end text:name="__RefHeading__3322_1659357091"/></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2" text:outline-level="2"><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P23">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1819675812" text:style-name="L20">
        <text:list-item>
          <text:p text:style-name="P38">Label, est le nom de menu de votre extension</text:p>
        </text:list-item>
        <text:list-item>
          <text:p text:style-name="P38">Code est utilisé pour inclure le fichier du plugin, il correspond au champs caché EXT</text:p>
        </text:list-item>
        <text:list-item>
          <text:p text:style-name="P38">Fichier est le chemin complet vers l'extension</text:p>
        </text:list-item>
        <text:list-item>
          <text:p text:style-name="P38">Sécurité : qui peut appeler le plugin <text:line-break/></text:p>
        </text:list-item>
      </text:list>
      <text:p text:style-name="Standard"><text:s/>Pour notre extension, les valeurs suivantes sont données</text:p>
      <text:list xml:id="list1326888077" text:style-name="L21">
        <text:list-item>
          <text:p text:style-name="P39">Label : Mon dummy à moi</text:p>
        </text:list-item>
      </text:list>
      <text:list xml:id="list179238607" text:style-name="L22">
        <text:list-item>
          <text:p text:style-name="P40">code : dum</text:p>
        </text:list-item>
        <text:list-item>
          <text:p text:style-name="P40">Fichier : dummy/dummy.php</text:p>
        </text:list-item>
        <text:list-item>
          <text:p text:style-name="P40">Sécurité : aucune</text:p>
          <text:p text:style-name="P41"><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text:soft-page-break/>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oft-page-break/><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6">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text:soft-pag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soft-pag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2">1 <text:span text:style-name="T8">→</text:span> Nom</text:p>
      <text:p text:style-name="P22">2 <text:span text:style-name="T8">→ </text:span>Taux TVA</text:p>
      <text:p text:style-name="P22">3 <text:span text:style-name="T8">→</text:span>Numéro de compte</text:p>
      <text:p text:style-name="P22">4→Nom de la banque</text:p>
      <text:p text:style-name="P22">5→Poste Comptable</text:p>
      <text:p text:style-name="P22">6→Prix vente</text:p>
      <text:p text:style-name="P22">7→Prix achat</text:p>
      <text:p text:style-name="P22">8→Durée Amortissement</text:p>
      <text:p text:style-name="P22">9→Description</text:p>
      <text:p text:style-name="P22">10→Date début</text:p>
      <text:p text:style-name="P22">11→Montant initial</text:p>
      <text:p text:style-name="P22">12→Personne de contact </text:p>
      <text:p text:style-name="P22">13→numéro de tva </text:p>
      <text:p text:style-name="P22">14→Adresse </text:p>
      <text:p text:style-name="P22">15→code postal</text:p>
      <text:p text:style-name="P22">16→pays </text:p>
      <text:p text:style-name="P22">17→téléphone </text:p>
      <text:p text:style-name="P22">18→email </text:p>
      <text:p text:style-name="P22">19→Gestion stock</text:p>
      <text:p text:style-name="P22">20→Partie fiscalement non déductible</text:p>
      <text:p text:style-name="P22">21→TVA non déductible</text:p>
      <text:p text:style-name="P22">22→TVA non déductible récupérable par l'impôt</text:p>
      <text:p text:style-name="P22">23→Quick Code</text:p>
      <text:p text:style-name="P22">24→Ville</text:p>
      <text:p text:style-name="P22">25→Société</text:p>
      <text:p text:style-name="P22">26→Fax</text:p>
      <text:p text:style-name="P22">27→GSM</text:p>
      <text:p text:style-name="P22">30→Numero de client</text:p>
      <text:p text:style-name="P22">31→Dépense <text:s/>à charge du gérant (partie privée)</text:p>
      <text:p text:style-name="P22"/>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3" text:outline-level="3">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code, afin que le bon fichier soit inclus. Depuis ce fichier, vous devrez donc tout gérer. Les fonctions javascripts <text:span text:style-name="T9">elles,</text:span> ne peuvent être inclues par fichier c'est à dire avec le tag SRC, il faudra les inclure avec require_once entourés par les balises &lt;script&gt; et &lt;/script&gt;.</text:p>
      <text:p text:style-name="Standard">Exemple</text:p>
      <text:p text:style-name="Standard"><text:soft-page-break/>Ouverture d'un popup</text:p>
      <text:p text:style-name="P24"/>
      <text:p text:style-name="code"><text:span text:style-name="T10">function</text:span><text:span text:style-name="T11"> </text:span><text:span text:style-name="T12">show_stock_document(phpsessid,d_id,gDossier){</text:span></text:p>
      <text:p text:style-name="code"><text:span text:style-name="T11"><text:tab/></text:span><text:span text:style-name="T10">var</text:span><text:span text:style-name="T11"> </text:span><text:span text:style-name="T12">a=window.open(</text:span><text:span text:style-name="T14">'ajax.php?gDossier='</text:span><text:span text:style-name="T12">+gDossier+</text:span><text:span text:style-name="T14">'&amp;code=STOCK&amp;act=sh&amp;d_id='</text:span><text:span text:style-name="T12">+d_id+</text:span><text:span text:style-name="T14">'&amp;PHPSESSID='</text:span><text:span text:style-name="T12">+phpsessid);</text:span></text:p>
      <text:p text:style-name="P19">}</text:p>
      <text:p text:style-name="Standard">Fichier javascript depuis une extension</text:p>
      <text:p text:style-name="code"><text:span text:style-name="T12"><text:tab/></text:span><text:span text:style-name="T15">echo </text:span><text:span text:style-name="T17">'&lt;script language="javascript"&gt;'</text:span><text:span text:style-name="T12">;</text:span></text:p>
      <text:p text:style-name="code"><text:span text:style-name="T12"><text:tab/></text:span><text:span text:style-name="T15">require_once</text:span><text:span text:style-name="T12">(</text:span><text:span text:style-name="T17">'stock_script.js'</text:span><text:span text:style-name="T12">);</text:span></text:p>
      <text:p text:style-name="code"><text:span text:style-name="T13"><text:tab/></text:span><text:span text:style-name="T16">echo </text:span><text:span text:style-name="T18">'&lt;/script&gt;'</text:span><text:span text:style-name="T13">;</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p text:style-name="Standard"/>
      <text:h text:style-name="P55" text:outline-level="1"><text:bookmark text:name="__RefHeading__3332_1659357091"/>Annexe<text:bookmark-end text:name="__RefHeading__3332_1659357091"/></text:h>
      <text:p text:style-name="Standard"/>
      <text:h text:style-name="Heading_20_2" text:outline-level="2"><text:bookmark text:name="__RefHeading__3334_1659357091"/>Note de la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948404060" text:style-name="L23">
        <text:list-item>
          <text:p text:style-name="P52">nouveau menu Categorie, vous permet de visualiser par catégorie de fiche avec l'historique des opérations ou simplement le résumé.</text:p>
        </text:list-item>
        <text:list-item>
          <text:p text:style-name="P52">nouveau (contribution) une nouvelle possibilité est d'imprimer le grand livre * nouveau : support complet de l'unicode pour les impressions</text:p>
        </text:list-item>
        <text:list-item>
          <text:p text:style-name="P5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text:soft-page-break/>11 Amélioration de l'esthétique</text:p>
      <text:p text:style-name="Text_20_body">12. A cause de php 5.3, on n'utilise plus PHPSESSID mais plutôt un cookie </text:p>
      <text:p text:style-name="Text_20_body"/>
      <text:p text:style-name="Text_20_body">13. Les banques utilisent des n° de PJ, chaque operation sera donc la PJ suivi du n° d'operation </text:p>
      <text:p text:style-name="Text_20_body">exemple PJ = FIN1 </text:p>
      <text:p text:style-name="Text_20_body">operation 1 = FIN1001 </text:p>
      <text:p text:style-name="Text_20_body">operation 2 = FIN1002 </text:p>
      <text:p text:style-name="Text_20_body">ope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eriode ou vide pour les achat, ventes, opérations diverses et banque, à changer dans paramètre-&gt;société : suggérer date</text:p>
      <text:h text:style-name="Heading_20_2" text:outline-level="2"><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text:soft-page-break/>Module Plugin (Extension) afin d'ajouter facilement des extensions au système.</text:p>
      <text:p text:style-name="Text_20_body"> </text:p>
      <text:h text:style-name="Heading_20_2" text:outline-level="2"><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361481094" text:style-name="L24">
        <text:list-item>
          <text:p text:style-name="P54"> pj reprend le n° de pièce justificative</text:p>
        </text:list-item>
        <text:list-item>
          <text:p text:style-name="P53"> user reprend le nom de la personne qui à généré le document  </text:p>
        </text:list-item>
      </text:list>
      <text:p text:style-name="Text_20_body"/>
      <text:h text:style-name="Heading_20_2" text:outline-level="2"><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 svg:font-family="'DejaVu 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keep-together="always" fo:text-indent="0m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20mm" fo:margin-bottom="16.1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614-21:56</text:modification-date><text:tab/><text:tab/><text:page-number text:select-page="current">4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6-14T21:56:11</dc:date>
    <meta:print-date>2010-01-22T21:56:19</meta:print-date>
    <meta:editing-cycles>477</meta:editing-cycles>
    <meta:editing-duration>PT34H14M39S</meta:editing-duration>
    <dc:creator>dany </dc:creator>
    <meta:document-statistic meta:table-count="2" meta:image-count="0" meta:object-count="0" meta:page-count="44" meta:paragraph-count="1073" meta:word-count="15845" meta:character-count="99057"/>
    <meta:user-defined meta:name="Info 1"/>
    <meta:user-defined meta:name="Info 2"/>
    <meta:user-defined meta:name="Info 3"/>
    <meta:user-defined meta:name="Info 4"/>
  </office:meta>
</office:document-meta>
</file>